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244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italic" fo:font-weight="normal" style:font-style-asian="normal" style:font-weight-asian="normal" style:font-style-complex="italic" style:font-weight-complex="normal"/>
    </style:style>
    <style:style style:name="P8" style:family="paragraph" style:parent-style-name="Standard">
      <style:text-properties style:text-position="0% 100%"/>
    </style:style>
    <style:style style:name="P9" style:family="paragraph" style:parent-style-name="Standard">
      <style:text-properties style:text-position="0% 100%" fo:font-weight="bold" style:font-weight-asian="bold" style:font-weight-complex="bold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tyle="italic" fo:font-weight="normal" style:font-name-asian="Times New Roman" style:font-style-asian="normal" style:font-weight-asian="normal" style:font-name-complex="Times New Roman" style:font-style-complex="italic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normal" style:font-weight-asian="norm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super 58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nguages and Machines</text:p>
      <text:p text:style-name="P2">Chapter 1</text:p>
      <text:p text:style-name="Standard"><text:span text:style-name="T1">Exercises </text:span>1,4,6,10, 22,29, 34,38,42,46 </text:p>
      <text:p text:style-name="P2"/>
      <text:p text:style-name="P2">1.</text:p>
      <text:p text:style-name="P4">a. {0,1,2,3,4,6}</text:p>
      <text:p text:style-name="P4">b. {2,4}</text:p>
      <text:p text:style-name="P4">c. {1,3}</text:p>
      <text:p text:style-name="P4">d. {0,6}</text:p>
      <text:p text:style-name="P4">e. {{}, {1}, {2}, {3}, {4}, {1,2}, {1,3}, etc}</text:p>
      <text:p text:style-name="P4"/>
      <text:p text:style-name="P2">4.</text:p>
      <text:p text:style-name="P4">prove: k <text:span text:style-name="T2">ε X &amp; k ε Y for every n</text:span></text:p>
      <text:p text:style-name="P5">in X, k is {0..}</text:p>
      <text:p text:style-name="P5">in Y, k is {1..}</text:p>
      <text:p text:style-name="P5">thus the equation in X will always use k-1</text:p>
      <text:p text:style-name="P5"/>
      <text:p text:style-name="P5">thus, we should prove: (k-1)^3 + 3(k-1)^2 + 3(k-1) = k^3-1</text:p>
      <text:p text:style-name="P5"/>
      <text:p text:style-name="P5">(k-1)^3 + 3(k-1)^2 + 3(k-1) =</text:p>
      <text:p text:style-name="P5">k^3-3k^2+3k-1+3k^2-6k+3+3k-3 =</text:p>
      <text:p text:style-name="P5">k^3 – 1</text:p>
      <text:p text:style-name="P5"/>
      <text:p text:style-name="P6">6.</text:p>
      <text:p text:style-name="P5">a. f(n) = n + 12873892347</text:p>
      <text:p text:style-name="P5">b. f(0) = 0</text:p>
      <text:p text:style-name="P5"><text:s text:c="4"/>f(n) = n-1</text:p>
      <text:p text:style-name="P5">c. f(n) = -1 <text:tab/>if n is odd</text:p>
      <text:p text:style-name="P5"><text:s text:c="4"/>f(n) = +1 <text:tab/>if n is even</text:p>
      <text:p text:style-name="P5">d. f(n) = n-128393984923</text:p>
      <text:p text:style-name="P5"><text:tab/>(only defined when n&gt;= 128393984923)</text:p>
      <text:p text:style-name="P5"/>
      <text:p text:style-name="P6">10.</text:p>
      <text:p text:style-name="Standard"><text:span text:style-name="T7">n </text:span><text:span text:style-name="T2">≡ </text:span><text:span text:style-name="T8">m </text:span><text:span text:style-name="T4">→</text:span><text:span text:style-name="T8"> n = m</text:span></text:p>
      <text:p text:style-name="P7"/>
      <text:p text:style-name="P5">Definition of equality:</text:p>
      <text:p text:style-name="Standard"><text:span text:style-name="T3">{(</text:span><text:span text:style-name="T8">x,x</text:span><text:span text:style-name="T3">)</text:span><text:span text:style-name="T8"> | x </text:span><text:span text:style-name="T3">ε</text:span><text:span text:style-name="T8"> X</text:span><text:span text:style-name="T3">}</text:span></text:p>
      <text:p text:style-name="Standard"><text:span text:style-name="T3">Thus, m and n will always be the same element, which can be written as </text:span><text:span text:style-name="T6">k</text:span></text:p>
      <text:p text:style-name="P5"/>
      <text:p text:style-name="P5">k = k</text:p>
      <text:p text:style-name="P5">k = k, k = k</text:p>
      <text:p text:style-name="P5">k = k = k</text:p>
      <text:p text:style-name="P5"/>
      <text:p text:style-name="P5">The classes will consist of the singleton sets of each unique element</text:p>
      <text:p text:style-name="P5"/>
      <text:p text:style-name="P6"><text:soft-page-break/>13.</text:p>
      <text:p text:style-name="P5">By definition, m mod p = n mod p</text:p>
      <text:p text:style-name="P5">we can write:</text:p>
      <text:p text:style-name="P5">m mod p = x</text:p>
      <text:p text:style-name="P5">n mod p = y</text:p>
      <text:p text:style-name="P5">o mod p = z = y</text:p>
      <text:p text:style-name="P5">x = x</text:p>
      <text:p text:style-name="P5">x = y</text:p>
      <text:p text:style-name="P5">y = z <text:span text:style-name="T5">→</text:span> x = z</text:p>
      <text:p text:style-name="P5">The equivalency classes are the multiples of p, the mult of p + 1, the mult of p +2 ... mult of p -1</text:p>
      <text:p text:style-name="P5"/>
      <text:p text:style-name="P6">22.</text:p>
      <text:p text:style-name="Standard"><text:span text:style-name="T8">proof by contradiction: </text:span><text:span text:style-name="T3">assume that the monotone increasing functions are countable, and we can list them f0, f1, f2... </text:span></text:p>
      <text:p text:style-name="P5"/>
      <text:p text:style-name="P5">the function:</text:p>
      <text:p text:style-name="P5"/>
      <text:p text:style-name="P5">f(0) = 0</text:p>
      <text:p text:style-name="P5">f(n) = f<text:span text:style-name="T9">n</text:span>(n) + f<text:span text:style-name="T11">(n-1) + 1</text:span></text:p>
      <text:p text:style-name="P5"/>
      <text:p text:style-name="P5">is always greater than f(n-1), so it is monotone increasing, but it is not in the set {f<text:span text:style-name="T9">0</text:span><text:span text:style-name="T11">, f</text:span><text:span text:style-name="T9">1</text:span><text:span text:style-name="T11">, ...} where n &gt; 0 because it is not equal to any f</text:span><text:span text:style-name="T9">n</text:span></text:p>
      <text:p text:style-name="P5"><text:span text:style-name="T9"/></text:p>
      <text:p text:style-name="P12">an alternative contradictory function:</text:p>
      <text:p text:style-name="P12"/>
      <text:p text:style-name="P12">f(n) = 1+ {f<text:span text:style-name="T9">0</text:span>(0) + f<text:span text:style-name="T9">1</text:span>(1) ... f<text:span text:style-name="T9">n</text:span>(n)}</text:p>
      <text:p text:style-name="P12"/>
      <text:p text:style-name="P13">29.</text:p>
      <text:p text:style-name="P12">pseudo-haskell:</text:p>
      <text:p text:style-name="P12">eq s(n) 0 = False</text:p>
      <text:p text:style-name="P12">eq 0 s(n) = False</text:p>
      <text:p text:style-name="P12">eq 0 0 <text:s text:c="5"/>= True</text:p>
      <text:p text:style-name="P12">eq s(m) s(n) = eq m n</text:p>
      <text:p text:style-name="P12"/>
      <text:p text:style-name="P13">34.</text:p>
      <text:p text:style-name="P12">pseudo-haskell:</text:p>
      <text:p text:style-name="P12">pred s(n) = n</text:p>
      <text:p text:style-name="P12"/>
      <text:p text:style-name="P13">38.</text:p>
      <text:p text:style-name="P12">Basis:</text:p>
      <text:p text:style-name="P12">1(3*1+)/2 = 2</text:p>
      <text:p text:style-name="P12">IH: assume n(3n+1)/2 = 2+5+8... + (3n-1) up to n</text:p>
      <text:p text:style-name="P12">prove:</text:p>
      <text:p text:style-name="P12">n(3n+1)/2 + (3(n+1)-1) = ((n+1)(3(n+1)+1))/2</text:p>
      <text:p text:style-name="P12"/>
      <text:p text:style-name="P12">n(3n+1)/2 + (3(n+1)-1) = </text:p>
      <text:p text:style-name="P12"><text:soft-page-break/>(n(3n+1) +2(3n+2))/2 =</text:p>
      <text:p text:style-name="P4"><text:span text:style-name="T13">(3n</text:span><text:span text:style-name="T14">2</text:span><text:span text:style-name="T13"> + 7n + 4)/2</text:span></text:p>
      <text:p text:style-name="P12"/>
      <text:p text:style-name="P12">((n+1)(3(n+1)+1))/2 = </text:p>
      <text:p text:style-name="P12">((n+1)(3n+4))/2</text:p>
      <text:p text:style-name="P4"><text:span text:style-name="T13">(3n</text:span><text:span text:style-name="T14">2</text:span><text:span text:style-name="T13"> + 7n + 4)/2</text:span></text:p>
      <text:p text:style-name="P12"/>
      <text:p text:style-name="P13">42.</text:p>
      <text:p text:style-name="P12">a.</text:p>
      <text:p text:style-name="P2"><text:span text:style-name="T12">E</text:span><text:span text:style-name="T10">0 </text:span><text:span text:style-name="T12">= {A, B}</text:span></text:p>
      <text:p text:style-name="P2"><text:span text:style-name="T12">E</text:span><text:span text:style-name="T10">1</text:span><text:span text:style-name="T12"> = {A, B, A^B, AvB}</text:span></text:p>
      <text:p text:style-name="P2"><text:span text:style-name="T12">E</text:span><text:span text:style-name="T10">1</text:span><text:span text:style-name="T12"> = {A, B, A^B, AvB, (A^B)^(AvB), (A^B)v(AvB), etc }</text:span></text:p>
      <text:p text:style-name="P12">b.</text:p>
      <text:p text:style-name="P14">Basis:</text:p>
      <text:p text:style-name="P2"><text:span text:style-name="T12">E</text:span><text:span text:style-name="T10">0 </text:span><text:span text:style-name="T12">= {A, B}</text:span></text:p>
      <text:p text:style-name="P2"><text:span text:style-name="T12">n</text:span><text:span text:style-name="T10">o</text:span><text:span text:style-name="T12"> = 0, </text:span><text:span text:style-name="T10"><text:s/></text:span><text:span text:style-name="T12">n</text:span><text:span text:style-name="T10">p</text:span><text:span text:style-name="T12"> = 2, thus <text:s/>n</text:span><text:span text:style-name="T10">p</text:span><text:span text:style-name="T12"> &gt;</text:span><text:span text:style-name="T10"> </text:span><text:span text:style-name="T12">n</text:span><text:span text:style-name="T10">o</text:span></text:p>
      <text:p text:style-name="P15"/>
      <text:p text:style-name="P9"><text:span text:style-name="T6">IH:</text:span><text:span text:style-name="T3"> n</text:span><text:span text:style-name="T10">p</text:span><text:span text:style-name="T3"> &gt;</text:span><text:span text:style-name="T10"> </text:span><text:span text:style-name="T3">n</text:span><text:span text:style-name="T10">o </text:span><text:span text:style-name="T3">holds true for up to n applications of the recursive step</text:span></text:p>
      <text:p text:style-name="P14">Induction:</text:p>
      <text:p text:style-name="Standard"><text:bookmark text:name="search3"/><text:span text:style-name="T12">by the IH, α and </text:span><text:bookmark text:name="search4"/><text:span text:style-name="T3">β</text:span><text:span text:style-name="T12"> each have n</text:span><text:span text:style-name="T10">p</text:span><text:span text:style-name="T12"> &gt;</text:span><text:span text:style-name="T10"> </text:span><text:span text:style-name="T12">n</text:span><text:span text:style-name="T10">o</text:span><text:span text:style-name="T12">. In other words, the prop letters in each are greater by at least one. Thus, the prop letters in both </text:span><text:bookmark text:name="search31"/><text:span text:style-name="T12">α and </text:span><text:bookmark text:name="search41"/><text:span text:style-name="T12">β combined are greater than the ops by at least two.</text:span></text:p>
      <text:p text:style-name="Standard"><text:span text:style-name="T12">By the recursive step, we can either do: </text:span><text:bookmark text:name="search32"/><text:span text:style-name="T12">α ^ </text:span><text:bookmark text:name="search42"/><text:span text:style-name="T12">β or </text:span><text:bookmark text:name="search33"/><text:span text:style-name="T12">α </text:span><text:bookmark text:name="search43"/><text:span text:style-name="T12">v β. In either case, only one operator is added. Since </text:span><text:bookmark text:name="search34"/><text:span text:style-name="T12">α and </text:span><text:bookmark text:name="search44"/><text:span text:style-name="T12">β had more props than ops by two, and one operator is added, <text:s/>it follows that n</text:span><text:span text:style-name="T10">p</text:span><text:span text:style-name="T12"> &gt;</text:span><text:span text:style-name="T10"> </text:span><text:span text:style-name="T12">n</text:span><text:span text:style-name="T10">o</text:span></text:p>
      <text:p text:style-name="P15"/>
      <text:p text:style-name="P12">c.</text:p>
      <text:p text:style-name="P8"><text:span text:style-name="T3">n</text:span><text:span text:style-name="T10">l </text:span><text:span text:style-name="T3">is number of left parens and n</text:span><text:span text:style-name="T10">r</text:span><text:span text:style-name="T3"> is number of right parens</text:span></text:p>
      <text:p text:style-name="P14">Basis:</text:p>
      <text:p text:style-name="P9"><text:span text:style-name="T3">E</text:span><text:span text:style-name="T10">0 </text:span><text:span text:style-name="T3">= {A, B}</text:span></text:p>
      <text:p text:style-name="P9"><text:span text:style-name="T3">n</text:span><text:span text:style-name="T10">l </text:span><text:span text:style-name="T3">= n</text:span><text:span text:style-name="T10">r</text:span><text:span text:style-name="T3"> = 0</text:span></text:p>
      <text:p text:style-name="P9"><text:span text:style-name="T6">IH:</text:span><text:span text:style-name="T3"> n</text:span><text:span text:style-name="T10">l </text:span><text:span text:style-name="T3">= n</text:span><text:span text:style-name="T10">r</text:span><text:span text:style-name="T3"> for up to k applications of the recursive step.</text:span></text:p>
      <text:p text:style-name="P14">Induction:</text:p>
      <text:p text:style-name="P9"><text:bookmark text:name="search35"/><text:span text:style-name="T3">by the IH, <text:s/>α and </text:span><text:bookmark text:name="search45"/><text:span text:style-name="T3">β each have n</text:span><text:span text:style-name="T10">l </text:span><text:span text:style-name="T3">= n</text:span><text:span text:style-name="T10">r</text:span><text:span text:style-name="T3">. Our options in the recursive step are </text:span><text:bookmark text:name="search321"/><text:span text:style-name="T3">(α ^ </text:span><text:bookmark text:name="search421"/><text:span text:style-name="T3">β) or </text:span><text:bookmark text:name="search331"/><text:span text:style-name="T3">(α </text:span><text:bookmark text:name="search431"/><text:span text:style-name="T3">v β). Let us call the no. of left parens in α and </text:span><text:bookmark text:name="search451"/><text:span text:style-name="T3">β as </text:span><text:span text:style-name="T6">x</text:span><text:span text:style-name="T3">, and the no. of right parens</text:span><text:span text:style-name="T10"> </text:span><text:span text:style-name="T3"><text:s/>in α and </text:span><text:bookmark text:name="search452"/><text:span text:style-name="T3">β as </text:span><text:span text:style-name="T6">y</text:span><text:span text:style-name="T3">. </text:span><text:bookmark text:name="search3211"/><text:span text:style-name="T3">(α ^ </text:span><text:bookmark text:name="search4212"/><text:span text:style-name="T3">β) has </text:span><text:span text:style-name="T6">x </text:span><text:span text:style-name="T3">+ </text:span><text:span text:style-name="T6">y</text:span><text:span text:style-name="T3"> + 1 left parens and <text:s/></text:span><text:span text:style-name="T6">x </text:span><text:span text:style-name="T3">+ </text:span><text:span text:style-name="T6">y</text:span><text:span text:style-name="T3"> + 1 right parens, which are equal. Thus they will always be equal, and similarly for </text:span><text:bookmark text:name="search3311"/><text:span text:style-name="T3">(α </text:span><text:bookmark text:name="search4311"/><text:span text:style-name="T3">v β).</text:span></text:p>
      <text:p text:style-name="P12"/>
      <text:p text:style-name="P13">46.</text:p>
      <text:p text:style-name="P12">a. 4</text:p>
      <text:p text:style-name="P12">b. x7, x2, x1</text:p>
      <text:p text:style-name="P12">c. x2, x1</text:p>
      <text:p text:style-name="P12">d. x14, x6, x11, x8, x12, x15, x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244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ay Bolton<text:tab/>Week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0-04T20:46:14</meta:creation-date>
    <dc:date>2010-10-06T22:31:52</dc:date>
    <meta:editing-cycles>68</meta:editing-cycles>
    <meta:editing-duration>PT2H5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1" meta:word-count="697" meta:character-count="2914"/>
  </office:meta>
</office:document-meta>
</file>